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pitch="variable"/>
    <style:font-face style:name="Helv" svg:font-family="Helv" style:font-pitch="variable"/>
    <style:font-face style:name="MS Sans Serif" svg:font-family="'MS Sans Serif'"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55cm"/>
    </style:style>
    <style:style style:name="co2" style:family="table-column">
      <style:table-column-properties fo:break-before="auto" style:column-width="5.74cm"/>
    </style:style>
    <style:style style:name="co3" style:family="table-column">
      <style:table-column-properties fo:break-before="auto" style:column-width="8.541cm"/>
    </style:style>
    <style:style style:name="co4" style:family="table-column">
      <style:table-column-properties fo:break-before="auto" style:column-width="5.516cm"/>
    </style:style>
    <style:style style:name="co5" style:family="table-column">
      <style:table-column-properties fo:break-before="auto" style:column-width="1.792cm"/>
    </style:style>
    <style:style style:name="co6" style:family="table-column">
      <style:table-column-properties fo:break-before="auto" style:column-width="4.844cm"/>
    </style:style>
    <style:style style:name="co7" style:family="table-column">
      <style:table-column-properties fo:break-before="auto" style:column-width="3.611cm"/>
    </style:style>
    <style:style style:name="co8" style:family="table-column">
      <style:table-column-properties fo:break-before="auto" style:column-width="5.096cm"/>
    </style:style>
    <style:style style:name="co9" style:family="table-column">
      <style:table-column-properties fo:break-before="auto" style:column-width="2.969cm"/>
    </style:style>
    <style:style style:name="ro1" style:family="table-row">
      <style:table-row-properties style:row-height="1.164cm" fo:break-before="auto" style:use-optimal-row-height="false"/>
    </style:style>
    <style:style style:name="ro2" style:family="table-row">
      <style:table-row-properties style:row-height="1.085cm" fo:break-before="auto" style:use-optimal-row-height="true"/>
    </style:style>
    <style:style style:name="ro3" style:family="table-row">
      <style:table-row-properties style:row-height="0.873cm" fo:break-before="auto" style:use-optimal-row-height="false"/>
    </style:style>
    <style:style style:name="ro4" style:family="table-row">
      <style:table-row-properties style:row-height="0.709cm" fo:break-before="auto" style:use-optimal-row-height="false"/>
    </style:style>
    <style:style style:name="ro5" style:family="table-row">
      <style:table-row-properties style:row-height="0.332cm" fo:break-before="auto" style:use-optimal-row-height="true"/>
    </style:style>
    <style:style style:name="ro6" style:family="table-row">
      <style:table-row-properties style:row-height="2.646cm" fo:break-before="auto" style:use-optimal-row-height="true"/>
    </style:style>
    <style:style style:name="ta1" style:family="table" style:master-page-name="PageStyle_5f_Data_20_Entities">
      <style:table-properties table:display="true" style:writing-mode="lr-tb"/>
    </style:style>
    <style:style style:name="ta2" style:family="table" style:master-page-name="PageStyle_5f_Logical_20_Data_20_Components">
      <style:table-properties table:display="true" style:writing-mode="lr-tb"/>
    </style:style>
    <style:style style:name="ta3" style:family="table" style:master-page-name="PageStyle_5f_Physical_20_Data_20_Components">
      <style:table-properties table:display="true" style:writing-mode="lr-tb"/>
    </style:style>
    <number:number-style style:name="N5001" number:language="en" number:country="GB">
      <number:number number:decimal-places="0" number:min-integer-digits="1"/>
    </number:number-style>
    <style:style style:name="ce1" style:family="table-cell" style:parent-style-name="Excel_20_Built-in_20_Normal">
      <style:table-cell-properties fo:border-bottom="0.088cm solid #000000" fo:background-color="#008000" style:diagonal-bl-tr="none" style:diagonal-tl-br="none" style:text-align-source="fix" style:repeat-content="false" fo:wrap-option="wrap" fo:border-left="0.088cm solid #000000" style:direction="ltr" fo:border-right="none" style:rotation-angle="0" style:rotation-align="none" style:shrink-to-fit="false" fo:border-top="0.088cm solid #000000"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Excel_20_Built-in_20_Normal">
      <style:table-cell-properties fo:border-bottom="0.035cm solid #000000" fo:background-color="#008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 style:family="table-cell" style:parent-style-name="Excel_20_Built-in_20_Normal">
      <style:table-cell-properties fo:border-bottom="0.088cm solid #000000" fo:background-color="#008000" style:diagonal-bl-tr="none" style:diagonal-tl-br="none" fo:border-left="none" fo:border-right="none" fo:border-top="0.088cm solid #000000"/>
    </style:style>
    <style:style style:name="ce6" style:family="table-cell" style:parent-style-name="Excel_20_Built-in_20_Normal">
      <style:table-cell-properties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Excel_20_Built-in_20_Normal" style:data-style-name="N5001">
      <style:table-cell-properties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Excel_20_Built-in_20_Normal" style:data-style-name="N5001">
      <style:table-cell-properties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Excel_20_Built-in_20_Normal" style:data-style-name="N5000">
      <style:table-cell-properties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Excel_20_Built-in_20_Normal" style:data-style-name="N106">
      <style:table-cell-properties fo:border-bottom="0.035cm solid #000000" fo:background-color="#008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Excel_20_Built-in_20_Normal" style:data-style-name="N106">
      <style:table-cell-properties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Excel_20_Built-in_20_Normal" style:data-style-name="N106">
      <style:table-cell-properties style:diagonal-bl-tr="none" style:diagonal-tl-br="none"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Excel_20_Built-in_20_Normal" style:data-style-name="N106">
      <style:table-cell-properties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Excel_20_Built-in_20_Normal" style:data-style-name="N106">
      <style:table-cell-properties style:diagonal-bl-tr="none" style:diagonal-tl-br="none" style:text-align-source="fix" style:repeat-content="false" fo:wrap-option="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fo:color="#ffffff"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solid" svg:stroke-width="0cm" svg:stroke-color="#000000" draw:marker-start="Arrowheads_20_1" draw:marker-start-width="0.2cm" draw:marker-start-center="false" draw:stroke-linejoin="miter" draw:fill="solid" draw:fill-color="#ffffe1" draw:auto-grow-height="true" draw:auto-grow-width="false" fo:max-width="12cm" fo:min-height="2.951cm" fo:min-width="2.9cm" fo:padding-top="0.1cm" fo:padding-bottom="0.1cm" fo:padding-left="0.1cm" fo:padding-right="0.1cm" draw:shadow="hidden" draw:shadow-offset-x="0.1cm" draw:shadow-offset-y="0.1cm" draw:caption-escape-direction="auto"/>
    </style:style>
    <style:style style:name="gr2" style:family="graphic">
      <style:graphic-properties draw:stroke="solid" svg:stroke-width="0cm" svg:stroke-color="#000000" draw:marker-start="Arrowheads_20_1" draw:marker-start-width="0.2cm" draw:marker-start-center="false" draw:stroke-linejoin="miter" draw:fill="solid" draw:fill-color="#ffffe1" draw:auto-grow-height="true" draw:auto-grow-width="false" fo:max-width="12cm" fo:min-height="1.175cm" fo:min-width="2.9cm" fo:padding-top="0.1cm" fo:padding-bottom="0.1cm" fo:padding-left="0.1cm" fo:padding-right="0.1cm" draw:shadow="hidden" draw:shadow-offset-x="0.1cm" draw:shadow-offset-y="0.1cm" draw:caption-escape-direction="auto"/>
    </style:style>
    <style:style style:name="gr3" style:family="graphic">
      <style:graphic-properties draw:stroke="solid" svg:stroke-width="0cm" svg:stroke-color="#000000" draw:marker-start="Arrowheads_20_1" draw:marker-start-width="0.2cm" draw:marker-start-center="false" draw:stroke-linejoin="miter" draw:fill="solid" draw:fill-color="#ffffe1" draw:auto-grow-height="true" draw:auto-grow-width="false" fo:max-width="12cm" fo:min-height="1.901cm" fo:min-width="2.9cm" fo:padding-top="0.1cm" fo:padding-bottom="0.1cm" fo:padding-left="0.1cm" fo:padding-right="0.1cm" draw:shadow="hidden" draw:shadow-offset-x="0.1cm" draw:shadow-offset-y="0.1cm" draw:caption-escape-direction="auto"/>
    </style:style>
    <style:style style:name="gr4" style:family="graphic">
      <style:graphic-properties draw:stroke="solid" svg:stroke-width="0cm" svg:stroke-color="#000000" draw:marker-start="Arrowheads_20_1" draw:marker-start-width="0.2cm" draw:marker-start-center="false" draw:stroke-linejoin="miter" draw:fill="solid" draw:fill-color="#ffffe1" draw:auto-grow-height="true" draw:auto-grow-width="false" fo:max-width="12cm" fo:min-height="2.46cm" fo:min-width="2.9cm" fo:padding-top="0.1cm" fo:padding-bottom="0.1cm" fo:padding-left="0.1cm" fo:padding-right="0.1cm" draw:shadow="hidden" draw:shadow-offset-x="0.1cm" draw:shadow-offset-y="0.1cm" draw:caption-escape-direction="auto"/>
    </style:style>
    <style:style style:name="gr5" style:family="graphic">
      <style:graphic-properties draw:stroke="solid" svg:stroke-width="0cm" svg:stroke-color="#000000" draw:marker-start="Arrowheads_20_1" draw:marker-start-width="0.2cm" draw:marker-start-center="false" draw:stroke-linejoin="miter" draw:fill="solid" draw:fill-color="#ffffe1" draw:auto-grow-height="true" draw:auto-grow-width="false" fo:max-width="12cm" fo:min-height="2.145cm" fo:min-width="2.9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Data Entities" table:style-name="ta1" table:print="false">
        <table:table-column table:style-name="co1" table:default-cell-style-name="ce4"/>
        <table:table-column table:style-name="co2" table:default-cell-style-name="ce4"/>
        <table:table-column table:style-name="co3" table:default-cell-style-name="ce4"/>
        <table:table-column table:style-name="co4" table:number-columns-repeated="2" table:default-cell-style-name="ce15"/>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5" table:number-columns-repeated="1014" table:default-cell-style-name="ce4"/>
        <table:table-row table:style-name="ro1">
          <table:table-cell table:style-name="ce1" office:value-type="string" table:number-columns-spanned="5" table:number-rows-spanned="1">
            <office:annotation draw:style-name="gr1" draw:text-style-name="P1" svg:width="8.437cm" svg:height="3.361cm" svg:x="28.764cm" svg:y="0cm" draw:caption-point-x="-1.41cm" draw:caption-point-y="0.01cm">
              <dc:creator>AJ</dc:creator>
              <dc:date>2010-04-22T00:00:00</dc:date>
              <text:p text:style-name="P1">IHUGHES:</text:p>
              <text:p text:style-name="P1">An encapsulation of data that is recognized by a business domain</text:p>
              <text:p text:style-name="P1">expert as a thing. Logical data entities can be tied to applications,</text:p>
              <text:p text:style-name="P1">reposito ies, and services and may be structured according to</text:p>
              <text:p text:style-name="P1">implementation considerations.</text:p>
            </office:annotation>
            <text:p>Information Systems - Data</text:p>
          </table:table-cell>
          <table:covered-table-cell table:style-name="ce5"/>
          <table:covered-table-cell table:style-name="ce5"/>
          <table:covered-table-cell table:style-name="ce5"/>
          <table:covered-table-cell table:style-name="ce5"/>
          <table:table-cell table:number-columns-repeated="1019"/>
        </table:table-row>
        <table:table-row table:style-name="ro2">
          <table:table-cell table:style-name="ce2" office:value-type="string">
            <text:p>ID</text:p>
          </table:table-cell>
          <table:table-cell table:style-name="ce2" office:value-type="string">
            <text:p>Name</text:p>
          </table:table-cell>
          <table:table-cell table:style-name="ce2" office:value-type="string">
            <text:p>Description</text:p>
          </table:table-cell>
          <table:table-cell table:style-name="ce11" office:value-type="string">
            <text:p>Date</text:p>
          </table:table-cell>
          <table:table-cell table:style-name="ce11" office:value-type="string">
            <text:p>Category</text:p>
          </table:table-cell>
          <table:table-cell table:style-name="ce11" office:value-type="string">
            <text:p>Priorty</text:p>
          </table:table-cell>
          <table:table-cell table:style-name="ce11" office:value-type="string">
            <text:p>Source</text:p>
          </table:table-cell>
          <table:table-cell table:style-name="ce11" office:value-type="string">
            <office:annotation draw:style-name="gr2" draw:text-style-name="P1" svg:width="5.028cm" svg:height="2.571cm" svg:x="38.322cm" svg:y="1.7cm" draw:caption-point-x="-0.76cm" draw:caption-point-y="-0.531cm">
              <dc:creator>AJ</dc:creator>
              <dc:date>2010-04-22T00:00:00</dc:date>
              <text:p text:style-name="P1">IHUGHES:</text:p>
              <text:p text:style-name="P1">The following categories of data</text:p>
              <text:p text:style-name="P1">entity apply: Message, Internally</text:p>
              <text:p text:style-name="P1">Stored Entity.</text:p>
            </office:annotation>
            <text:p>Data Category</text:p>
          </table:table-cell>
          <table:table-cell table:style-name="ce11" office:value-type="string">
            <office:annotation draw:style-name="gr3" draw:text-style-name="P1" svg:width="6.444cm" svg:height="2.101cm" svg:x="43.399cm" svg:y="1.7cm" draw:caption-point-x="-0.76cm" draw:caption-point-y="-0.531cm">
              <dc:creator>AJ</dc:creator>
              <dc:date>2010-04-22T00:00:00</dc:date>
              <text:p text:style-name="P1">IHUGHES:</text:p>
              <text:p text:style-name="P1">Pr ivacy classification Level of restriction placed on access to the data.</text:p>
            </office:annotation>
            <text:p>Privacy Classification</text:p>
          </table:table-cell>
          <table:table-cell table:style-name="ce11" office:value-type="string">
            <office:annotation draw:style-name="gr2" draw:text-style-name="P1" svg:width="3.572cm" svg:height="2.176cm" svg:x="46.357cm" svg:y="1.7cm" draw:caption-point-x="-0.76cm" draw:caption-point-y="-0.531cm">
              <dc:creator>AJ</dc:creator>
              <dc:date>2010-04-22T00:00:00</dc:date>
              <text:p text:style-name="P1">IHUGHES:</text:p>
              <text:p text:style-name="P1">Retention classification Level of retention to be placed on the data.</text:p>
            </office:annotation>
            <text:p>Retention Classification</text:p>
          </table:table-cell>
          <table:table-cell table:style-name="ce11" office:value-type="string">
            <text:p>Owner</text:p>
          </table:table-cell>
          <table:table-cell table:style-name="ce16" table:number-columns-repeated="1013"/>
        </table:table-row>
        <table:table-row table:style-name="ro3">
          <table:table-cell table:style-name="ce3" office:value-type="string">
            <text:p>ISA_DE_01</text:p>
          </table:table-cell>
          <table:table-cell table:style-name="ce3"/>
          <table:table-cell table:style-name="ce6"/>
          <table:table-cell table:style-name="ce12" table:number-columns-repeated="8"/>
          <table:table-cell table:number-columns-repeated="1013"/>
        </table:table-row>
        <table:table-row table:style-name="ro4">
          <table:table-cell table:style-name="ce3" office:value-type="string">
            <text:p>ISA_DE_02</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ISA_DE_03</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ISA_DE_04</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ISA_DE_05</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ISA_DE_06</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ISA_DE_07</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ISA_DE_08</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ISA_DE_09</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ISA_DE_10</text:p>
          </table:table-cell>
          <table:table-cell table:style-name="ce3"/>
          <table:table-cell table:style-name="ce8"/>
          <table:table-cell table:style-name="ce13" table:number-columns-repeated="2"/>
          <table:table-cell table:style-name="ce12" table:number-columns-repeated="6"/>
          <table:table-cell table:number-columns-repeated="1013"/>
        </table:table-row>
        <table:table-row table:style-name="ro4">
          <table:table-cell table:style-name="ce3" office:value-type="string">
            <text:p>ISA_DE_11</text:p>
          </table:table-cell>
          <table:table-cell table:style-name="ce3"/>
          <table:table-cell table:style-name="ce9"/>
          <table:table-cell table:style-name="ce14" table:number-columns-repeated="2"/>
          <table:table-cell table:style-name="ce12" table:number-columns-repeated="6"/>
          <table:table-cell table:number-columns-repeated="1013"/>
        </table:table-row>
        <table:table-row table:style-name="ro4">
          <table:table-cell table:style-name="ce3" office:value-type="string">
            <text:p>ISA_DE_12</text:p>
          </table:table-cell>
          <table:table-cell table:style-name="ce3"/>
          <table:table-cell table:style-name="ce10"/>
          <table:table-cell table:style-name="ce12" table:number-columns-repeated="8"/>
          <table:table-cell table:number-columns-repeated="1013"/>
        </table:table-row>
        <table:table-row table:style-name="ro4">
          <table:table-cell table:style-name="ce3" office:value-type="string">
            <text:p>ISA_DE_13</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ISA_DE_14</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ISA_DE_15</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ISA_DE_16</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ISA_DE_17</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ISA_DE_18</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ISA_DE_19</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ISA_DE_20</text:p>
          </table:table-cell>
          <table:table-cell table:style-name="ce3" table:number-columns-repeated="2"/>
          <table:table-cell table:style-name="ce12" table:number-columns-repeated="8"/>
          <table:table-cell table:number-columns-repeated="1013"/>
        </table:table-row>
        <table:table-row table:style-name="ro4">
          <table:table-cell table:style-name="ce3" table:number-columns-repeated="3"/>
          <table:table-cell table:style-name="ce12" table:number-columns-repeated="8"/>
          <table:table-cell table:number-columns-repeated="1013"/>
        </table:table-row>
        <table:table-row table:style-name="ro4">
          <table:table-cell table:style-name="ce3" table:number-columns-repeated="2"/>
          <table:table-cell table:style-name="ce7"/>
          <table:table-cell table:style-name="ce12" table:number-columns-repeated="8"/>
          <table:table-cell table:number-columns-repeated="1013"/>
        </table:table-row>
        <table:table-row table:style-name="ro4" table:number-rows-repeated="87">
          <table:table-cell table:style-name="ce3" table:number-columns-repeated="3"/>
          <table:table-cell table:style-name="ce12" table:number-columns-repeated="8"/>
          <table:table-cell table:number-columns-repeated="1013"/>
        </table:table-row>
        <table:table-row table:style-name="ro5" table:number-rows-repeated="65424">
          <table:table-cell table:number-columns-repeated="1024"/>
        </table:table-row>
        <table:table-row table:style-name="ro5">
          <table:table-cell table:number-columns-repeated="1024"/>
        </table:table-row>
      </table:table>
      <table:table table:name="Logical Data Components" table:style-name="ta2" table:print="false">
        <table:table-column table:style-name="co1" table:default-cell-style-name="ce4"/>
        <table:table-column table:style-name="co2" table:default-cell-style-name="ce4"/>
        <table:table-column table:style-name="co3" table:default-cell-style-name="ce4"/>
        <table:table-column table:style-name="co4" table:number-columns-repeated="2" table:default-cell-style-name="ce15"/>
        <table:table-column table:style-name="co5" table:default-cell-style-name="ce4"/>
        <table:table-column table:style-name="co6" table:default-cell-style-name="ce4"/>
        <table:table-column table:style-name="co5" table:number-columns-repeated="1017" table:default-cell-style-name="ce4"/>
        <table:table-row table:style-name="ro1">
          <table:table-cell table:style-name="ce1" office:value-type="string" table:number-columns-spanned="5" table:number-rows-spanned="1">
            <office:annotation draw:style-name="gr4" draw:text-style-name="P1" svg:width="6.062cm" svg:height="3.361cm" svg:x="28.114cm" svg:y="0.1cm" draw:caption-point-x="-0.76cm" draw:caption-point-y="-0.09cm">
              <dc:creator>AJ</dc:creator>
              <dc:date>2010-04-22T00:00:00</dc:date>
              <text:p text:style-name="P1">IHUGHES:</text:p>
              <text:p text:style-name="P1">A boundary zone that encapsulates related data entities to form a</text:p>
              <text:p text:style-name="P1">physical location to be held. For example, a purchase order business object, comprising purchase order header and item business object nodes.</text:p>
            </office:annotation>
            <text:p>Information Systems - Data</text:p>
          </table:table-cell>
          <table:covered-table-cell table:style-name="ce5"/>
          <table:covered-table-cell table:style-name="ce5"/>
          <table:covered-table-cell table:style-name="ce5"/>
          <table:covered-table-cell table:style-name="ce5"/>
          <table:table-cell table:number-columns-repeated="1019"/>
        </table:table-row>
        <table:table-row table:style-name="ro6">
          <table:table-cell table:style-name="ce2" office:value-type="string">
            <text:p>ID</text:p>
          </table:table-cell>
          <table:table-cell table:style-name="ce2" office:value-type="string">
            <text:p>Name</text:p>
          </table:table-cell>
          <table:table-cell table:style-name="ce2" office:value-type="string">
            <text:p>Description</text:p>
          </table:table-cell>
          <table:table-cell table:style-name="ce11" office:value-type="string">
            <text:p>Date</text:p>
          </table:table-cell>
          <table:table-cell table:style-name="ce11" office:value-type="string">
            <text:p>Category</text:p>
          </table:table-cell>
          <table:table-cell table:style-name="ce11" office:value-type="string">
            <text:p>Priorty</text:p>
          </table:table-cell>
          <table:table-cell table:style-name="ce11" office:value-type="string">
            <text:p>Source</text:p>
          </table:table-cell>
          <table:table-cell table:style-name="ce11" office:value-type="string">
            <office:annotation draw:style-name="gr4" draw:text-style-name="P1" svg:width="3.571cm" svg:height="3.756cm" svg:x="36.511cm" svg:y="1.7cm" draw:caption-point-x="-0.76cm" draw:caption-point-y="-0.531cm">
              <dc:creator>AJ</dc:creator>
              <dc:date>2010-04-22T00:00:00</dc:date>
              <text:p text:style-name="P1">IHUGHES:</text:p>
              <text:p text:style-name="P1">Non-Standard, Proposed</text:p>
              <text:p text:style-name="P1">Standard, Provisional Standard,</text:p>
              <text:p text:style-name="P1">Standard, Phasing-Out</text:p>
              <text:p text:style-name="P1">Standard, Retired Standard.</text:p>
            </office:annotation>
            <text:p>Standards Class</text:p>
          </table:table-cell>
          <table:table-cell table:style-name="ce11" office:value-type="string">
            <office:annotation draw:style-name="gr4" draw:text-style-name="P1" svg:width="3.572cm" svg:height="2.66cm" svg:x="38.296cm" svg:y="1.7cm" draw:caption-point-x="-0.76cm" draw:caption-point-y="-0.531cm">
              <dc:creator>AJ</dc:creator>
              <dc:date>2010-04-22T00:00:00</dc:date>
              <text:p text:style-name="P1">IHUGHES:</text:p>
              <text:p text:style-name="P1">If the product is a standard,</text:p>
              <text:p text:style-name="P1">when the standard was created.</text:p>
            </office:annotation>
            <text:p>Standard Creation <text:s/>Date</text:p>
          </table:table-cell>
          <table:table-cell table:style-name="ce11" office:value-type="string">
            <office:annotation draw:style-name="gr4" draw:text-style-name="P1" svg:width="3.572cm" svg:height="2.66cm" svg:x="40.081cm" svg:y="1.7cm" draw:caption-point-x="-0.76cm" draw:caption-point-y="-0.531cm">
              <dc:creator>AJ</dc:creator>
              <dc:date>2010-04-22T00:00:00</dc:date>
              <text:p text:style-name="P1">IHUGHES:</text:p>
              <text:p text:style-name="P1">Last date that the standard was</text:p>
              <text:p text:style-name="P1">reviewed.</text:p>
            </office:annotation>
            <text:p>Last Standard Review Date</text:p>
          </table:table-cell>
          <table:table-cell table:style-name="ce11" office:value-type="string">
            <office:annotation draw:style-name="gr4" draw:text-style-name="P1" svg:width="3.572cm" svg:height="2.66cm" svg:x="41.867cm" svg:y="1.7cm" draw:caption-point-x="-0.76cm" draw:caption-point-y="-0.531cm">
              <dc:creator>AJ</dc:creator>
              <dc:date>2010-04-22T00:00:00</dc:date>
              <text:p text:style-name="P1">IHUGHES:</text:p>
              <text:p text:style-name="P1">Next date for the standard to be reviewed</text:p>
            </office:annotation>
            <text:p>Next Standard Review Date</text:p>
          </table:table-cell>
          <table:table-cell table:style-name="ce11" office:value-type="string">
            <office:annotation draw:style-name="gr4" draw:text-style-name="P1" svg:width="3.572cm" svg:height="2.66cm" svg:x="43.652cm" svg:y="1.7cm" draw:caption-point-x="-0.76cm" draw:caption-point-y="-0.531cm">
              <dc:creator>AJ</dc:creator>
              <dc:date>2010-04-22T00:00:00</dc:date>
              <text:p text:style-name="P1">IHUGHES:</text:p>
              <text:p text:style-name="P1">Date when the standard was/will</text:p>
              <text:p text:style-name="P1">be retired.</text:p>
            </office:annotation>
            <text:p>Retire Date</text:p>
          </table:table-cell>
          <table:table-cell table:style-name="ce11" office:value-type="string">
            <text:p>Owner</text:p>
          </table:table-cell>
          <table:table-cell table:style-name="ce16" table:number-columns-repeated="1011"/>
        </table:table-row>
        <table:table-row table:style-name="ro3">
          <table:table-cell table:style-name="ce3" office:value-type="string">
            <text:p>ISA_LDC_01</text:p>
          </table:table-cell>
          <table:table-cell table:style-name="ce3"/>
          <table:table-cell table:style-name="ce6"/>
          <table:table-cell table:style-name="ce12" table:number-columns-repeated="10"/>
          <table:table-cell table:number-columns-repeated="1011"/>
        </table:table-row>
        <table:table-row table:style-name="ro4">
          <table:table-cell table:style-name="ce3" office:value-type="string">
            <text:p>ISA_LDC_02</text:p>
          </table:table-cell>
          <table:table-cell table:style-name="ce3" table:number-columns-repeated="2"/>
          <table:table-cell table:style-name="ce12" table:number-columns-repeated="10"/>
          <table:table-cell table:number-columns-repeated="1011"/>
        </table:table-row>
        <table:table-row table:style-name="ro4">
          <table:table-cell table:style-name="ce3" office:value-type="string">
            <text:p>ISA_LDC_03</text:p>
          </table:table-cell>
          <table:table-cell table:style-name="ce3"/>
          <table:table-cell table:style-name="ce7"/>
          <table:table-cell table:style-name="ce12" table:number-columns-repeated="10"/>
          <table:table-cell table:number-columns-repeated="1011"/>
        </table:table-row>
        <table:table-row table:style-name="ro4">
          <table:table-cell table:style-name="ce3" office:value-type="string">
            <text:p>ISA_LDC_04</text:p>
          </table:table-cell>
          <table:table-cell table:style-name="ce3"/>
          <table:table-cell table:style-name="ce7"/>
          <table:table-cell table:style-name="ce12" table:number-columns-repeated="10"/>
          <table:table-cell table:number-columns-repeated="1011"/>
        </table:table-row>
        <table:table-row table:style-name="ro4">
          <table:table-cell table:style-name="ce3" office:value-type="string">
            <text:p>ISA_LDC_05</text:p>
          </table:table-cell>
          <table:table-cell table:style-name="ce3"/>
          <table:table-cell table:style-name="ce7"/>
          <table:table-cell table:style-name="ce12" table:number-columns-repeated="10"/>
          <table:table-cell table:number-columns-repeated="1011"/>
        </table:table-row>
        <table:table-row table:style-name="ro4">
          <table:table-cell table:style-name="ce3" office:value-type="string">
            <text:p>ISA_LDC_06</text:p>
          </table:table-cell>
          <table:table-cell table:style-name="ce3"/>
          <table:table-cell table:style-name="ce7"/>
          <table:table-cell table:style-name="ce12" table:number-columns-repeated="10"/>
          <table:table-cell table:number-columns-repeated="1011"/>
        </table:table-row>
        <table:table-row table:style-name="ro4">
          <table:table-cell table:style-name="ce3" office:value-type="string">
            <text:p>ISA_LDC_07</text:p>
          </table:table-cell>
          <table:table-cell table:style-name="ce3"/>
          <table:table-cell table:style-name="ce7"/>
          <table:table-cell table:style-name="ce12" table:number-columns-repeated="10"/>
          <table:table-cell table:number-columns-repeated="1011"/>
        </table:table-row>
        <table:table-row table:style-name="ro4">
          <table:table-cell table:style-name="ce3" office:value-type="string">
            <text:p>ISA_LDC_08</text:p>
          </table:table-cell>
          <table:table-cell table:style-name="ce3"/>
          <table:table-cell table:style-name="ce7"/>
          <table:table-cell table:style-name="ce12" table:number-columns-repeated="10"/>
          <table:table-cell table:number-columns-repeated="1011"/>
        </table:table-row>
        <table:table-row table:style-name="ro4">
          <table:table-cell table:style-name="ce3" office:value-type="string">
            <text:p>ISA_LDC_09</text:p>
          </table:table-cell>
          <table:table-cell table:style-name="ce3"/>
          <table:table-cell table:style-name="ce7"/>
          <table:table-cell table:style-name="ce12" table:number-columns-repeated="10"/>
          <table:table-cell table:number-columns-repeated="1011"/>
        </table:table-row>
        <table:table-row table:style-name="ro4">
          <table:table-cell table:style-name="ce3" office:value-type="string">
            <text:p>ISA_LDC_10</text:p>
          </table:table-cell>
          <table:table-cell table:style-name="ce3"/>
          <table:table-cell table:style-name="ce8"/>
          <table:table-cell table:style-name="ce13" table:number-columns-repeated="2"/>
          <table:table-cell table:style-name="ce12" table:number-columns-repeated="8"/>
          <table:table-cell table:number-columns-repeated="1011"/>
        </table:table-row>
        <table:table-row table:style-name="ro4">
          <table:table-cell table:style-name="ce3" office:value-type="string">
            <text:p>ISA_LDC_11</text:p>
          </table:table-cell>
          <table:table-cell table:style-name="ce3"/>
          <table:table-cell table:style-name="ce9"/>
          <table:table-cell table:style-name="ce14" table:number-columns-repeated="2"/>
          <table:table-cell table:style-name="ce12" table:number-columns-repeated="8"/>
          <table:table-cell table:number-columns-repeated="1011"/>
        </table:table-row>
        <table:table-row table:style-name="ro4">
          <table:table-cell table:style-name="ce3" office:value-type="string">
            <text:p>ISA_LDC_12</text:p>
          </table:table-cell>
          <table:table-cell table:style-name="ce3"/>
          <table:table-cell table:style-name="ce10"/>
          <table:table-cell table:style-name="ce12" table:number-columns-repeated="10"/>
          <table:table-cell table:number-columns-repeated="1011"/>
        </table:table-row>
        <table:table-row table:style-name="ro4">
          <table:table-cell table:style-name="ce3" office:value-type="string">
            <text:p>ISA_LDC_13</text:p>
          </table:table-cell>
          <table:table-cell table:style-name="ce3" table:number-columns-repeated="2"/>
          <table:table-cell table:style-name="ce12" table:number-columns-repeated="10"/>
          <table:table-cell table:number-columns-repeated="1011"/>
        </table:table-row>
        <table:table-row table:style-name="ro4">
          <table:table-cell table:style-name="ce3" office:value-type="string">
            <text:p>ISA_LDC_14</text:p>
          </table:table-cell>
          <table:table-cell table:style-name="ce3" table:number-columns-repeated="2"/>
          <table:table-cell table:style-name="ce12" table:number-columns-repeated="10"/>
          <table:table-cell table:number-columns-repeated="1011"/>
        </table:table-row>
        <table:table-row table:style-name="ro4">
          <table:table-cell table:style-name="ce3" office:value-type="string">
            <text:p>ISA_LDC_15</text:p>
          </table:table-cell>
          <table:table-cell table:style-name="ce3" table:number-columns-repeated="2"/>
          <table:table-cell table:style-name="ce12" table:number-columns-repeated="10"/>
          <table:table-cell table:number-columns-repeated="1011"/>
        </table:table-row>
        <table:table-row table:style-name="ro4">
          <table:table-cell table:style-name="ce3" office:value-type="string">
            <text:p>ISA_LDC_16</text:p>
          </table:table-cell>
          <table:table-cell table:style-name="ce3" table:number-columns-repeated="2"/>
          <table:table-cell table:style-name="ce12" table:number-columns-repeated="10"/>
          <table:table-cell table:number-columns-repeated="1011"/>
        </table:table-row>
        <table:table-row table:style-name="ro4">
          <table:table-cell table:style-name="ce3" office:value-type="string">
            <text:p>ISA_LDC_17</text:p>
          </table:table-cell>
          <table:table-cell table:style-name="ce3" table:number-columns-repeated="2"/>
          <table:table-cell table:style-name="ce12" table:number-columns-repeated="10"/>
          <table:table-cell table:number-columns-repeated="1011"/>
        </table:table-row>
        <table:table-row table:style-name="ro4">
          <table:table-cell table:style-name="ce3" office:value-type="string">
            <text:p>ISA_LDC_18</text:p>
          </table:table-cell>
          <table:table-cell table:style-name="ce3" table:number-columns-repeated="2"/>
          <table:table-cell table:style-name="ce12" table:number-columns-repeated="10"/>
          <table:table-cell table:number-columns-repeated="1011"/>
        </table:table-row>
        <table:table-row table:style-name="ro4">
          <table:table-cell table:style-name="ce3" office:value-type="string">
            <text:p>ISA_LDC_19</text:p>
          </table:table-cell>
          <table:table-cell table:style-name="ce3" table:number-columns-repeated="2"/>
          <table:table-cell table:style-name="ce12" table:number-columns-repeated="10"/>
          <table:table-cell table:number-columns-repeated="1011"/>
        </table:table-row>
        <table:table-row table:style-name="ro4">
          <table:table-cell table:style-name="ce3" office:value-type="string">
            <text:p>ISA_LDC_20</text:p>
          </table:table-cell>
          <table:table-cell table:style-name="ce3" table:number-columns-repeated="2"/>
          <table:table-cell table:style-name="ce12" table:number-columns-repeated="10"/>
          <table:table-cell table:number-columns-repeated="1011"/>
        </table:table-row>
        <table:table-row table:style-name="ro4">
          <table:table-cell table:style-name="ce3" table:number-columns-repeated="3"/>
          <table:table-cell table:style-name="ce12" table:number-columns-repeated="10"/>
          <table:table-cell table:number-columns-repeated="1011"/>
        </table:table-row>
        <table:table-row table:style-name="ro4">
          <table:table-cell table:style-name="ce3" table:number-columns-repeated="2"/>
          <table:table-cell table:style-name="ce7"/>
          <table:table-cell table:style-name="ce12" table:number-columns-repeated="10"/>
          <table:table-cell table:number-columns-repeated="1011"/>
        </table:table-row>
        <table:table-row table:style-name="ro4" table:number-rows-repeated="87">
          <table:table-cell table:style-name="ce3" table:number-columns-repeated="3"/>
          <table:table-cell table:style-name="ce12" table:number-columns-repeated="10"/>
          <table:table-cell table:number-columns-repeated="1011"/>
        </table:table-row>
        <table:table-row table:style-name="ro5" table:number-rows-repeated="65424">
          <table:table-cell table:number-columns-repeated="1024"/>
        </table:table-row>
        <table:table-row table:style-name="ro5">
          <table:table-cell table:number-columns-repeated="1024"/>
        </table:table-row>
      </table:table>
      <table:table table:name="Physical Data Components" table:style-name="ta3" table:print="false">
        <table:table-column table:style-name="co1" table:default-cell-style-name="ce4"/>
        <table:table-column table:style-name="co2" table:default-cell-style-name="ce4"/>
        <table:table-column table:style-name="co3" table:default-cell-style-name="ce4"/>
        <table:table-column table:style-name="co4" table:number-columns-repeated="2" table:default-cell-style-name="ce15"/>
        <table:table-column table:style-name="co5" table:default-cell-style-name="ce4"/>
        <table:table-column table:style-name="co6" table:default-cell-style-name="ce4"/>
        <table:table-column table:style-name="co5" table:number-columns-repeated="1017" table:default-cell-style-name="ce4"/>
        <table:table-row table:style-name="ro1">
          <table:table-cell table:style-name="ce1" office:value-type="string" table:number-columns-spanned="5" table:number-rows-spanned="1">
            <office:annotation draw:style-name="gr5" draw:text-style-name="P1" svg:width="8.587cm" svg:height="2.571cm" svg:x="28.114cm" svg:y="0.1cm" draw:caption-point-x="-0.76cm" draw:caption-point-y="-0.09cm">
              <dc:creator>AJ</dc:creator>
              <dc:date>2010-04-22T00:00:00</dc:date>
              <text:p text:style-name="P1">An exter nal factor that prevents an organization from pursuing particular approaches to meet its goals. For example, customer data is not harmonized within the organization, regionally or nationally, constraining the organization’s ability to offer effective customer service.</text:p>
            </office:annotation>
            <text:p>Information Systems - Data</text:p>
          </table:table-cell>
          <table:covered-table-cell table:style-name="ce5"/>
          <table:covered-table-cell table:style-name="ce5"/>
          <table:covered-table-cell table:style-name="ce5"/>
          <table:covered-table-cell table:style-name="ce5"/>
          <table:table-cell table:number-columns-repeated="1019"/>
        </table:table-row>
        <table:table-row table:style-name="ro6">
          <table:table-cell table:style-name="ce2" office:value-type="string">
            <text:p>ID</text:p>
          </table:table-cell>
          <table:table-cell table:style-name="ce2" office:value-type="string">
            <text:p>Name</text:p>
          </table:table-cell>
          <table:table-cell table:style-name="ce2" office:value-type="string">
            <text:p>Description</text:p>
          </table:table-cell>
          <table:table-cell table:style-name="ce11" office:value-type="string">
            <text:p>Date</text:p>
          </table:table-cell>
          <table:table-cell table:style-name="ce11" office:value-type="string">
            <text:p>Category</text:p>
          </table:table-cell>
          <table:table-cell table:style-name="ce11" office:value-type="string">
            <text:p>Priorty</text:p>
          </table:table-cell>
          <table:table-cell table:style-name="ce11" office:value-type="string">
            <text:p>Source</text:p>
          </table:table-cell>
          <table:table-cell table:style-name="ce11" office:value-type="string">
            <office:annotation draw:style-name="gr4" draw:text-style-name="P1" svg:width="3.571cm" svg:height="3.756cm" svg:x="36.511cm" svg:y="1.7cm" draw:caption-point-x="-0.76cm" draw:caption-point-y="-0.531cm">
              <dc:creator>AJ</dc:creator>
              <dc:date>2010-04-22T00:00:00</dc:date>
              <text:p text:style-name="P1">IHUGHES:</text:p>
              <text:p text:style-name="P1">Non-Standard, Proposed</text:p>
              <text:p text:style-name="P1">Standard, Provisional Standard,</text:p>
              <text:p text:style-name="P1">Standard, Phasing-Out</text:p>
              <text:p text:style-name="P1">Standard, Retired Standard.</text:p>
            </office:annotation>
            <text:p>Standards Class</text:p>
          </table:table-cell>
          <table:table-cell table:style-name="ce11" office:value-type="string">
            <office:annotation draw:style-name="gr4" draw:text-style-name="P1" svg:width="3.572cm" svg:height="2.66cm" svg:x="38.296cm" svg:y="1.7cm" draw:caption-point-x="-0.76cm" draw:caption-point-y="-0.531cm">
              <dc:creator>AJ</dc:creator>
              <dc:date>2010-04-22T00:00:00</dc:date>
              <text:p text:style-name="P1">IHUGHES:</text:p>
              <text:p text:style-name="P1">If the product is a standard,</text:p>
              <text:p text:style-name="P1">when the standard was created.</text:p>
            </office:annotation>
            <text:p>Standard Creation <text:s/>Date</text:p>
          </table:table-cell>
          <table:table-cell table:style-name="ce11" office:value-type="string">
            <office:annotation draw:style-name="gr4" draw:text-style-name="P1" svg:width="3.572cm" svg:height="2.66cm" svg:x="40.081cm" svg:y="1.7cm" draw:caption-point-x="-0.76cm" draw:caption-point-y="-0.531cm">
              <dc:creator>AJ</dc:creator>
              <dc:date>2010-04-22T00:00:00</dc:date>
              <text:p text:style-name="P1">IHUGHES:</text:p>
              <text:p text:style-name="P1">Last date that the standard was</text:p>
              <text:p text:style-name="P1">reviewed.</text:p>
            </office:annotation>
            <text:p>Last Standard Review Date</text:p>
          </table:table-cell>
          <table:table-cell table:style-name="ce11" office:value-type="string">
            <office:annotation draw:style-name="gr4" draw:text-style-name="P1" svg:width="3.572cm" svg:height="2.66cm" svg:x="41.867cm" svg:y="1.7cm" draw:caption-point-x="-0.76cm" draw:caption-point-y="-0.531cm">
              <dc:creator>AJ</dc:creator>
              <dc:date>2010-04-22T00:00:00</dc:date>
              <text:p text:style-name="P1">IHUGHES:</text:p>
              <text:p text:style-name="P1">Next date for the standard to be reviewed</text:p>
            </office:annotation>
            <text:p>Next Standard Review Date</text:p>
          </table:table-cell>
          <table:table-cell table:style-name="ce11" office:value-type="string">
            <office:annotation draw:style-name="gr4" draw:text-style-name="P1" svg:width="3.572cm" svg:height="2.66cm" svg:x="43.652cm" svg:y="1.7cm" draw:caption-point-x="-0.76cm" draw:caption-point-y="-0.531cm">
              <dc:creator>AJ</dc:creator>
              <dc:date>2010-04-22T00:00:00</dc:date>
              <text:p text:style-name="P1">IHUGHES:</text:p>
              <text:p text:style-name="P1">Date when the standard was/will</text:p>
              <text:p text:style-name="P1">be retired.</text:p>
            </office:annotation>
            <text:p>Retire Date</text:p>
          </table:table-cell>
          <table:table-cell table:style-name="ce11" office:value-type="string">
            <text:p>Owner</text:p>
          </table:table-cell>
          <table:table-cell table:style-name="ce16" table:number-columns-repeated="1011"/>
        </table:table-row>
        <table:table-row table:style-name="ro3">
          <table:table-cell table:style-name="ce3" office:value-type="string">
            <text:p>ISA_PDC_01</text:p>
          </table:table-cell>
          <table:table-cell table:style-name="ce3"/>
          <table:table-cell table:style-name="ce6"/>
          <table:table-cell table:style-name="ce12" table:number-columns-repeated="10"/>
          <table:table-cell table:number-columns-repeated="1011"/>
        </table:table-row>
        <table:table-row table:style-name="ro4">
          <table:table-cell table:style-name="ce3" office:value-type="string">
            <text:p>ISA_PDC_02</text:p>
          </table:table-cell>
          <table:table-cell table:style-name="ce3" table:number-columns-repeated="2"/>
          <table:table-cell table:style-name="ce12" table:number-columns-repeated="10"/>
          <table:table-cell table:number-columns-repeated="1011"/>
        </table:table-row>
        <table:table-row table:style-name="ro4">
          <table:table-cell table:style-name="ce3" office:value-type="string">
            <text:p>ISA_PDC_03</text:p>
          </table:table-cell>
          <table:table-cell table:style-name="ce3"/>
          <table:table-cell table:style-name="ce7"/>
          <table:table-cell table:style-name="ce12" table:number-columns-repeated="10"/>
          <table:table-cell table:number-columns-repeated="1011"/>
        </table:table-row>
        <table:table-row table:style-name="ro4">
          <table:table-cell table:style-name="ce3" office:value-type="string">
            <text:p>ISA_PDC_04</text:p>
          </table:table-cell>
          <table:table-cell table:style-name="ce3"/>
          <table:table-cell table:style-name="ce7"/>
          <table:table-cell table:style-name="ce12" table:number-columns-repeated="10"/>
          <table:table-cell table:number-columns-repeated="1011"/>
        </table:table-row>
        <table:table-row table:style-name="ro4">
          <table:table-cell table:style-name="ce3" office:value-type="string">
            <text:p>ISA_PDC_05</text:p>
          </table:table-cell>
          <table:table-cell table:style-name="ce3"/>
          <table:table-cell table:style-name="ce7"/>
          <table:table-cell table:style-name="ce12" table:number-columns-repeated="10"/>
          <table:table-cell table:number-columns-repeated="1011"/>
        </table:table-row>
        <table:table-row table:style-name="ro4">
          <table:table-cell table:style-name="ce3" office:value-type="string">
            <text:p>ISA_PDC_06</text:p>
          </table:table-cell>
          <table:table-cell table:style-name="ce3"/>
          <table:table-cell table:style-name="ce7"/>
          <table:table-cell table:style-name="ce12" table:number-columns-repeated="10"/>
          <table:table-cell table:number-columns-repeated="1011"/>
        </table:table-row>
        <table:table-row table:style-name="ro4">
          <table:table-cell table:style-name="ce3" office:value-type="string">
            <text:p>ISA_PDC_07</text:p>
          </table:table-cell>
          <table:table-cell table:style-name="ce3"/>
          <table:table-cell table:style-name="ce7"/>
          <table:table-cell table:style-name="ce12" table:number-columns-repeated="10"/>
          <table:table-cell table:number-columns-repeated="1011"/>
        </table:table-row>
        <table:table-row table:style-name="ro4">
          <table:table-cell table:style-name="ce3" office:value-type="string">
            <text:p>ISA_PDC_08</text:p>
          </table:table-cell>
          <table:table-cell table:style-name="ce3"/>
          <table:table-cell table:style-name="ce7"/>
          <table:table-cell table:style-name="ce12" table:number-columns-repeated="10"/>
          <table:table-cell table:number-columns-repeated="1011"/>
        </table:table-row>
        <table:table-row table:style-name="ro4">
          <table:table-cell table:style-name="ce3" office:value-type="string">
            <text:p>ISA_PDC_09</text:p>
          </table:table-cell>
          <table:table-cell table:style-name="ce3"/>
          <table:table-cell table:style-name="ce7"/>
          <table:table-cell table:style-name="ce12" table:number-columns-repeated="10"/>
          <table:table-cell table:number-columns-repeated="1011"/>
        </table:table-row>
        <table:table-row table:style-name="ro4">
          <table:table-cell table:style-name="ce3" office:value-type="string">
            <text:p>ISA_PDC_10</text:p>
          </table:table-cell>
          <table:table-cell table:style-name="ce3"/>
          <table:table-cell table:style-name="ce8"/>
          <table:table-cell table:style-name="ce13" table:number-columns-repeated="2"/>
          <table:table-cell table:style-name="ce12" table:number-columns-repeated="8"/>
          <table:table-cell table:number-columns-repeated="1011"/>
        </table:table-row>
        <table:table-row table:style-name="ro4">
          <table:table-cell table:style-name="ce3" office:value-type="string">
            <text:p>ISA_PDC_11</text:p>
          </table:table-cell>
          <table:table-cell table:style-name="ce3"/>
          <table:table-cell table:style-name="ce9"/>
          <table:table-cell table:style-name="ce14" table:number-columns-repeated="2"/>
          <table:table-cell table:style-name="ce12" table:number-columns-repeated="8"/>
          <table:table-cell table:number-columns-repeated="1011"/>
        </table:table-row>
        <table:table-row table:style-name="ro4">
          <table:table-cell table:style-name="ce3" office:value-type="string">
            <text:p>ISA_PDC_12</text:p>
          </table:table-cell>
          <table:table-cell table:style-name="ce3"/>
          <table:table-cell table:style-name="ce10"/>
          <table:table-cell table:style-name="ce12" table:number-columns-repeated="10"/>
          <table:table-cell table:number-columns-repeated="1011"/>
        </table:table-row>
        <table:table-row table:style-name="ro4">
          <table:table-cell table:style-name="ce3" office:value-type="string">
            <text:p>ISA_PDC_13</text:p>
          </table:table-cell>
          <table:table-cell table:style-name="ce3" table:number-columns-repeated="2"/>
          <table:table-cell table:style-name="ce12" table:number-columns-repeated="10"/>
          <table:table-cell table:number-columns-repeated="1011"/>
        </table:table-row>
        <table:table-row table:style-name="ro4">
          <table:table-cell table:style-name="ce3" office:value-type="string">
            <text:p>ISA_PDC_14</text:p>
          </table:table-cell>
          <table:table-cell table:style-name="ce3" table:number-columns-repeated="2"/>
          <table:table-cell table:style-name="ce12" table:number-columns-repeated="10"/>
          <table:table-cell table:number-columns-repeated="1011"/>
        </table:table-row>
        <table:table-row table:style-name="ro4">
          <table:table-cell table:style-name="ce3" office:value-type="string">
            <text:p>ISA_PDC_15</text:p>
          </table:table-cell>
          <table:table-cell table:style-name="ce3" table:number-columns-repeated="2"/>
          <table:table-cell table:style-name="ce12" table:number-columns-repeated="10"/>
          <table:table-cell table:number-columns-repeated="1011"/>
        </table:table-row>
        <table:table-row table:style-name="ro4">
          <table:table-cell table:style-name="ce3" office:value-type="string">
            <text:p>ISA_PDC_16</text:p>
          </table:table-cell>
          <table:table-cell table:style-name="ce3" table:number-columns-repeated="2"/>
          <table:table-cell table:style-name="ce12" table:number-columns-repeated="10"/>
          <table:table-cell table:number-columns-repeated="1011"/>
        </table:table-row>
        <table:table-row table:style-name="ro4">
          <table:table-cell table:style-name="ce3" office:value-type="string">
            <text:p>ISA_PDC_17</text:p>
          </table:table-cell>
          <table:table-cell table:style-name="ce3" table:number-columns-repeated="2"/>
          <table:table-cell table:style-name="ce12" table:number-columns-repeated="10"/>
          <table:table-cell table:number-columns-repeated="1011"/>
        </table:table-row>
        <table:table-row table:style-name="ro4">
          <table:table-cell table:style-name="ce3" office:value-type="string">
            <text:p>ISA_PDC_18</text:p>
          </table:table-cell>
          <table:table-cell table:style-name="ce3" table:number-columns-repeated="2"/>
          <table:table-cell table:style-name="ce12" table:number-columns-repeated="10"/>
          <table:table-cell table:number-columns-repeated="1011"/>
        </table:table-row>
        <table:table-row table:style-name="ro4">
          <table:table-cell table:style-name="ce3" office:value-type="string">
            <text:p>ISA_PDC_19</text:p>
          </table:table-cell>
          <table:table-cell table:style-name="ce3" table:number-columns-repeated="2"/>
          <table:table-cell table:style-name="ce12" table:number-columns-repeated="10"/>
          <table:table-cell table:number-columns-repeated="1011"/>
        </table:table-row>
        <table:table-row table:style-name="ro4">
          <table:table-cell table:style-name="ce3" office:value-type="string">
            <text:p>ISA_PDC_20</text:p>
          </table:table-cell>
          <table:table-cell table:style-name="ce3" table:number-columns-repeated="2"/>
          <table:table-cell table:style-name="ce12" table:number-columns-repeated="10"/>
          <table:table-cell table:number-columns-repeated="1011"/>
        </table:table-row>
        <table:table-row table:style-name="ro4">
          <table:table-cell table:style-name="ce3" table:number-columns-repeated="3"/>
          <table:table-cell table:style-name="ce12" table:number-columns-repeated="10"/>
          <table:table-cell table:number-columns-repeated="1011"/>
        </table:table-row>
        <table:table-row table:style-name="ro4">
          <table:table-cell table:style-name="ce3" table:number-columns-repeated="2"/>
          <table:table-cell table:style-name="ce7"/>
          <table:table-cell table:style-name="ce12" table:number-columns-repeated="10"/>
          <table:table-cell table:number-columns-repeated="1011"/>
        </table:table-row>
        <table:table-row table:style-name="ro4" table:number-rows-repeated="87">
          <table:table-cell table:style-name="ce3" table:number-columns-repeated="3"/>
          <table:table-cell table:style-name="ce12" table:number-columns-repeated="10"/>
          <table:table-cell table:number-columns-repeated="1011"/>
        </table:table-row>
        <table:table-row table:style-name="ro5" table:number-rows-repeated="65424">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pitch="variable"/>
    <style:font-face style:name="Helv" svg:font-family="Helv" style:font-pitch="variable"/>
    <style:font-face style:name="MS Sans Serif" svg:font-family="'MS Sans Serif'"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number number:decimal-places="2" number:min-integer-digits="1"/>
      <number:text> </number:text>
    </number:number-style>
    <number:number-style style:name="N5000" number:language="en" number:country="GB">
      <number:number number:min-integer-digits="1"/>
    </number:number-style>
    <number:percentage-style style:name="N5011" number:language="en" number:country="GB">
      <number:number number:decimal-places="2" number:min-integer-digits="1"/>
      <number:text>%</number:text>
    </number:percentage-style>
    <number:date-style style:name="N106P0" style:volatile="true">
      <number:month/>
      <number:text>/</number:text>
      <number:day/>
      <number:text>/</number:text>
      <number:year/>
    </number:date-style>
    <number:text-style style:name="N106">
      <number:text-content/>
      <style:map style:condition="value()&gt;=0" style:apply-style-name="N106P0"/>
    </number:text-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5112P0" style:volatile="true" number:language="en" number:country="GB">
      <number:number number:decimal-places="0" number:min-integer-digits="1" number:grouping="true"/>
    </number:number-style>
    <number:number-style style:name="N5112" number:language="en" number:country="GB">
      <number:text>-</number:text>
      <number:number number:decimal-places="0" number:min-integer-digits="1" number:grouping="true"/>
      <style:map style:condition="value()&gt;=0" style:apply-style-name="N5112P0"/>
    </number:number-style>
    <number:number-style style:name="N5113P0" style:volatile="true" number:language="en" number:country="GB">
      <number:number number:decimal-places="0" number:min-integer-digits="1" number:grouping="true"/>
    </number:number-style>
    <number:number-style style:name="N5113" number:language="en" number:country="GB">
      <style:text-properties fo:color="#ff0000"/>
      <number:text>-</number:text>
      <number:number number:decimal-places="0" number:min-integer-digits="1" number:grouping="true"/>
      <style:map style:condition="value()&gt;=0" style:apply-style-name="N5113P0"/>
    </number:number-style>
    <number:number-style style:name="N5114P0" style:volatile="true" number:language="en" number:country="GB">
      <number:number number:decimal-places="2" number:min-integer-digits="1" number:grouping="true"/>
    </number:number-style>
    <number:number-style style:name="N5114" number:language="en" number:country="GB">
      <number:text>-</number:text>
      <number:number number:decimal-places="2" number:min-integer-digits="1" number:grouping="true"/>
      <style:map style:condition="value()&gt;=0" style:apply-style-name="N5114P0"/>
    </number:number-style>
    <number:number-style style:name="N5115P0" style:volatile="true" number:language="en" number:country="GB">
      <number:number number:decimal-places="2" number:min-integer-digits="1" number:grouping="true"/>
    </number:number-style>
    <number:number-style style:name="N5115" number:language="en" number:country="GB">
      <style:text-properties fo:color="#ff0000"/>
      <number:text>-</number:text>
      <number:number number:decimal-places="2" number:min-integer-digits="1" number:grouping="true"/>
      <style:map style:condition="value()&gt;=0" style:apply-style-name="N5115P0"/>
    </number:number-style>
    <number:number-style style:name="N5116P0" style:volatile="true" number:language="en" number:country="GB">
      <number:text> </number:text>
      <number:number number:decimal-places="0" number:min-integer-digits="1" number:grouping="true"/>
      <number:text> </number:text>
    </number:number-style>
    <number:number-style style:name="N5116P1" style:volatile="true" number:language="en" number:country="GB">
      <number:text>-</number:text>
      <number:number number:decimal-places="0" number:min-integer-digits="1" number:grouping="true"/>
      <number:text> </number:text>
    </number:number-style>
    <number:number-style style:name="N5116P2" style:volatile="true" number:language="en" number:country="GB">
      <number:text> - </number:text>
    </number:number-style>
    <number:text-style style:name="N5116" number:language="en" number:country="GB">
      <number:text> </number:text>
      <number:text-content/>
      <number:text> </number:text>
      <style:map style:condition="value()&gt;0" style:apply-style-name="N5116P0"/>
      <style:map style:condition="value()&lt;0" style:apply-style-name="N5116P1"/>
      <style:map style:condition="value()=0" style:apply-style-name="N5116P2"/>
    </number:text-style>
    <number:number-style style:name="N5117P0" style:volatile="true" number:language="en" number:country="GB">
      <number:text> £</number:text>
      <number:number number:decimal-places="0" number:min-integer-digits="1" number:grouping="true"/>
      <number:text> </number:text>
    </number:number-style>
    <number:number-style style:name="N5117P1" style:volatile="true" number:language="en" number:country="GB">
      <number:text>-£</number:text>
      <number:number number:decimal-places="0" number:min-integer-digits="1" number:grouping="true"/>
      <number:text> </number:text>
    </number:number-style>
    <number:number-style style:name="N5117P2" style:volatile="true" number:language="en" number:country="GB">
      <number:text> £- </number:text>
    </number:number-style>
    <number:text-style style:name="N5117" number:language="en" number:country="GB">
      <number:text> </number:text>
      <number:text-content/>
      <number:text> </number:text>
      <style:map style:condition="value()&gt;0" style:apply-style-name="N5117P0"/>
      <style:map style:condition="value()&lt;0" style:apply-style-name="N5117P1"/>
      <style:map style:condition="value()=0" style:apply-style-name="N5117P2"/>
    </number:text-style>
    <number:number-style style:name="N5118P0" style:volatile="true" number:language="en" number:country="GB">
      <number:text> </number:text>
      <number:number number:decimal-places="2" number:min-integer-digits="1" number:grouping="true"/>
      <number:text> </number:text>
    </number:number-style>
    <number:number-style style:name="N5118P1" style:volatile="true" number:language="en" number:country="GB">
      <number:text>-</number:text>
      <number:number number:decimal-places="2" number:min-integer-digits="1" number:grouping="true"/>
      <number:text> </number:text>
    </number:number-style>
    <number:number-style style:name="N5118P2" style:volatile="true" number:language="en" number:country="GB">
      <number:text> -</number:text>
      <number:number number:decimal-places="0" number:min-integer-digits="0"/>
      <number:text> </number:text>
    </number:number-style>
    <number:text-style style:name="N5118" number:language="en" number:country="GB">
      <number:text> </number:text>
      <number:text-content/>
      <number:text> </number:text>
      <style:map style:condition="value()&gt;0" style:apply-style-name="N5118P0"/>
      <style:map style:condition="value()&lt;0" style:apply-style-name="N5118P1"/>
      <style:map style:condition="value()=0" style:apply-style-name="N5118P2"/>
    </number:text-style>
    <number:number-style style:name="N5119P0" style:volatile="true" number:language="en" number:country="GB">
      <number:text> £</number:text>
      <number:number number:decimal-places="2" number:min-integer-digits="1" number:grouping="true"/>
      <number:text> </number:text>
    </number:number-style>
    <number:number-style style:name="N5119P1" style:volatile="true" number:language="en" number:country="GB">
      <number:text>-£</number:text>
      <number:number number:decimal-places="2" number:min-integer-digits="1" number:grouping="true"/>
      <number:text> </number:text>
    </number:number-style>
    <number:number-style style:name="N5119P2" style:volatile="true" number:language="en" number:country="GB">
      <number:text> £-</number:text>
      <number:number number:decimal-places="0" number:min-integer-digits="0"/>
      <number:text> </number:text>
    </number:number-style>
    <number:text-style style:name="N5119" number:language="en" number:country="GB">
      <number:text> </number:text>
      <number:text-content/>
      <number:text> </number:text>
      <style:map style:condition="value()&gt;0" style:apply-style-name="N5119P0"/>
      <style:map style:condition="value()&lt;0" style:apply-style-name="N5119P1"/>
      <style:map style:condition="value()=0" style:apply-style-name="N5119P2"/>
    </number:text-style>
    <number:time-style style:name="N5120" number:language="en" number:country="GB">
      <number:minutes number:style="long"/>
      <number:text>:</number:text>
      <number:seconds number:style="long"/>
    </number:time-style>
    <number:time-style style:name="N5121" number:language="en" number:country="GB" number:truncate-on-overflow="false">
      <number:hours/>
      <number:text>:</number:text>
      <number:minutes number:style="long"/>
      <number:text>:</number:text>
      <number:seconds number:style="long"/>
    </number:time-style>
    <number:time-style style:name="N5122" number:language="en" number:country="GB">
      <number:minutes number:style="long"/>
      <number:text>:</number:text>
      <number:seconds number:style="long" number:decimal-places="1"/>
    </number:time-style>
    <number:number-style style:name="N5123" number:language="en" number:country="GB">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rey" style:family="table-cell" style:parent-style-name="Excel_20_Built-in_20_Normal">
      <style:table-cell-properties fo:background-color="#c0c0c0"/>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Input_20__5b_yellow_5d_" style:display-name="Input [yellow]" style:family="table-cell" style:parent-style-name="Excel_20_Built-in_20_Normal">
      <style:table-cell-properties fo:background-color="#ffffcc"/>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Normal_20_-_20_Style1" style:display-name="Normal - Style1" style:family="table-cell" style:parent-style-name="Excel_20_Built-in_20_Normal" style:data-style-name="N107">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Helv" fo:font-size="16pt" fo:font-style="italic" fo:text-shadow="none" style:text-underline-style="none" fo:font-weight="bold" style:font-size-asian="16pt" style:font-style-asian="italic" style:font-weight-asian="bold" style:font-name-complex="Helv" style:font-size-complex="16pt" style:font-style-complex="italic" style:font-weight-complex="bold"/>
    </style:style>
    <style:style style:name="Percent_20__5b_2_5d_" style:display-name="Percent [2]" style:family="table-cell" style:parent-style-name="Excel_20_Built-in_20_Normal" style:data-style-name="N5011"/>
    <style:style style:name="Style_20_1" style:display-name="Style 1" style:family="table-cell" style:parent-style-name="Excel_20_Built-in_20_Normal">
      <style:text-properties fo:color="#000000" style:text-outline="false" style:text-line-through-styl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9cm" fo:margin-bottom="1.3cm" fo:margin-left="1.7cm" fo:margin-right="1.7cm" style:print-page-order="ttb" style:first-page-number="continue" style:scale-to-X="1" style:scale-to-Y="4"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4-22">22/04/2010</text:date>, <text:time>16:30:51</text:time></text:p>
        </style:region-right>
      </style:header>
      <style:header-left style:display="false"/>
      <style:footer>
        <text:p>Page <text:page-number>1</text:page-number> / <text:page-count>99</text:page-count></text:p>
      </style:footer>
      <style:footer-left style:display="false"/>
    </style:master-page>
    <style:master-page style:name="PageStyle_5f_Data_20_Entities" style:display-name="PageStyle_Data Entities" style:page-layout-name="Mpm3">
      <style:header style:display="false"/>
      <style:header-left style:display="false"/>
      <style:footer style:display="false"/>
      <style:footer-left style:display="false"/>
    </style:master-page>
    <style:master-page style:name="PageStyle_5f_Logical_20_Data_20_Components" style:display-name="PageStyle_Logical Data Components" style:page-layout-name="Mpm3">
      <style:header style:display="false"/>
      <style:header-left style:display="false"/>
      <style:footer style:display="false"/>
      <style:footer-left style:display="false"/>
    </style:master-page>
    <style:master-page style:name="PageStyle_5f_Physical_20_Data_20_Components" style:display-name="PageStyle_Physical Data Componen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document-statistic meta:table-count="3" meta:cell-count="100" meta:object-count="0"/>
    <meta:generator>OpenOffice.org/3.2$Unix OpenOffice.org_project/320m12$Build-9483</meta:generator>
  </office:meta>
</office:document-meta>
</file>